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~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"weedkiller"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"Komu" will automatically target
enemies at rand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"condition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8:01:53+01:00</meta:creation-date>
    <dc:date>2020-02-01T18:01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